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orndale" svg:font-family="Thorndale" style:font-family-generic="roman"/>
    <style:font-face style:name="Thorndale1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2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B2" style:family="table-cell" style:data-style-name="N100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C2" style:family="table-cell" style:data-style-name="N1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C3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" style:family="table">
      <style:table-properties style:width="6.207cm" fo:margin-left="3.759cm" table:align="left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4.009cm"/>
    </style:style>
    <style:style style:name="Tableau3.B" style:family="table-column">
      <style:table-column-properties style:column-width="2.19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B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3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3.B2" style:family="table-cell" style:data-style-name="N1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3" style:family="table-row">
      <style:table-row-properties fo:background-color="transparent" fo:keep-together="auto">
        <style:background-image/>
      </style:table-row-properties>
    </style:style>
    <style:style style:name="Tableau1" style:family="table">
      <style:table-properties style:width="16.995cm" table:align="left" style:may-break-between-rows="true" table:border-model="collapsing"/>
    </style:style>
    <style:style style:name="Tableau1.A" style:family="table-column">
      <style:table-column-properties style:column-width="4.193cm"/>
    </style:style>
    <style:style style:name="Tableau1.B" style:family="table-column">
      <style:table-column-properties style:column-width="2.198cm"/>
    </style:style>
    <style:style style:name="Tableau1.C" style:family="table-column">
      <style:table-column-properties style:column-width="2.3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503cm"/>
    </style:style>
    <style:style style:name="Tableau1.F" style:family="table-column">
      <style:table-column-properties style:column-width="3.1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F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1.A2" style:family="table-cell">
      <style:table-cell-properties fo:background-color="#dddddd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F2" style:family="table-cell" style:data-style-name="N1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officeooo:rsid="001f0c8b" officeooo:paragraph-rsid="001f0c8b"/>
    </style:style>
    <style:style style:name="P2" style:family="paragraph" style:parent-style-name="Standard">
      <style:text-properties officeooo:rsid="001f0c8b" officeooo:paragraph-rsid="001f0c8b"/>
    </style:style>
    <style:style style:name="P3" style:family="paragraph" style:parent-style-name="Standard">
      <style:text-properties officeooo:rsid="0020d07a" officeooo:paragraph-rsid="0020d07a"/>
    </style:style>
    <style:style style:name="P4" style:family="paragraph" style:parent-style-name="Standard">
      <style:text-properties officeooo:rsid="00280ba7" officeooo:paragraph-rsid="00280ba7"/>
    </style:style>
    <style:style style:name="P5" style:family="paragraph" style:parent-style-name="Standard">
      <style:text-properties fo:font-style="italic" officeooo:rsid="002229d3" officeooo:paragraph-rsid="002229d3" style:font-style-asian="italic" style:font-style-complex="italic"/>
    </style:style>
    <style:style style:name="P6" style:family="paragraph" style:parent-style-name="Standard">
      <style:text-properties fo:font-style="italic" officeooo:rsid="0020d07a" officeooo:paragraph-rsid="0020d07a" style:font-style-asian="italic" style:font-style-complex="italic"/>
    </style:style>
    <style:style style:name="P7" style:family="paragraph" style:parent-style-name="Standard">
      <style:text-properties fo:font-style="italic" officeooo:rsid="005544b8" officeooo:paragraph-rsid="005544b8" style:font-style-asian="italic" style:font-style-complex="italic"/>
    </style:style>
    <style:style style:name="P8" style:family="paragraph" style:parent-style-name="Standard">
      <style:text-properties fo:font-style="italic" officeooo:rsid="005df4a2" officeooo:paragraph-rsid="005df4a2" style:font-style-asian="italic" style:font-style-complex="italic"/>
    </style:style>
    <style:style style:name="P9" style:family="paragraph" style:parent-style-name="Standard">
      <style:text-properties fo:font-style="italic" officeooo:rsid="0045285e" officeooo:paragraph-rsid="0045285e" style:font-style-asian="italic" style:font-style-complex="italic"/>
    </style:style>
    <style:style style:name="P10" style:family="paragraph" style:parent-style-name="Standard">
      <style:text-properties officeooo:rsid="003093bf" officeooo:paragraph-rsid="003093bf"/>
    </style:style>
    <style:style style:name="P11" style:family="paragraph" style:parent-style-name="Standard">
      <style:text-properties officeooo:rsid="0034a614" officeooo:paragraph-rsid="0034a614"/>
    </style:style>
    <style:style style:name="P12" style:family="paragraph" style:parent-style-name="Standard">
      <style:text-properties officeooo:rsid="003f4bbb" officeooo:paragraph-rsid="003f4bbb"/>
    </style:style>
    <style:style style:name="P13" style:family="paragraph" style:parent-style-name="Standard">
      <style:text-properties officeooo:rsid="0045285e" officeooo:paragraph-rsid="0045285e"/>
    </style:style>
    <style:style style:name="P14" style:family="paragraph" style:parent-style-name="Standard">
      <style:text-properties officeooo:rsid="005df4a2" officeooo:paragraph-rsid="005df4a2"/>
    </style:style>
    <style:style style:name="P15" style:family="paragraph" style:parent-style-name="Standard">
      <style:text-properties style:text-position="super 58%" officeooo:rsid="00280ba7" officeooo:paragraph-rsid="00280ba7"/>
    </style:style>
    <style:style style:name="P16" style:family="paragraph" style:parent-style-name="Standard">
      <style:text-properties officeooo:rsid="006686da" officeooo:paragraph-rsid="006686da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3f4bbb" officeooo:paragraph-rsid="003f4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3f4bbb" officeooo:paragraph-rsid="00811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bold" officeooo:rsid="00312fe7" officeooo:paragraph-rsid="00312f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bold" officeooo:paragraph-rsid="00312f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42de13" officeooo:paragraph-rsid="0042de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text-position="sub 58%" style:font-name="Thorndale1" fo:font-size="12pt" fo:font-style="normal" fo:text-shadow="none" style:text-underline-style="none" fo:font-weight="bold" officeooo:rsid="00312fe7" officeooo:paragraph-rsid="00312f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312fe7" officeooo:paragraph-rsid="00312fe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3f4bbb" officeooo:paragraph-rsid="003f4b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3f4bbb" officeooo:paragraph-rsid="003f4b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8" style:family="paragraph" style:parent-style-name="Text_20_body">
      <style:text-properties officeooo:rsid="0042de13" officeooo:paragraph-rsid="0042de13"/>
    </style:style>
    <style:style style:name="P29" style:family="paragraph" style:parent-style-name="Text_20_body">
      <style:text-properties fo:font-style="italic" officeooo:rsid="009e8d45" officeooo:paragraph-rsid="009e8d45" style:font-style-asian="italic" style:font-style-complex="italic"/>
    </style:style>
    <style:style style:name="P30" style:family="paragraph" style:parent-style-name="Heading_20_3">
      <style:text-properties fo:font-style="normal" officeooo:rsid="00748f71" officeooo:paragraph-rsid="009e8d45" style:font-style-asian="normal" style:font-style-complex="normal"/>
    </style:style>
    <style:style style:name="P31" style:family="paragraph" style:parent-style-name="Standard" style:list-style-name="L2">
      <style:text-properties officeooo:rsid="0034a614" officeooo:paragraph-rsid="0034a614"/>
    </style:style>
    <style:style style:name="P32" style:family="paragraph" style:parent-style-name="Standard">
      <style:text-properties fo:font-style="italic" officeooo:rsid="0052434a" officeooo:paragraph-rsid="0033ad48" style:font-style-asian="italic" style:font-style-complex="italic"/>
    </style:style>
    <style:style style:name="P33" style:family="paragraph" style:parent-style-name="Standard">
      <style:text-properties fo:font-style="italic" officeooo:rsid="00748f71" officeooo:paragraph-rsid="00748f71" style:font-style-asian="italic" style:font-style-complex="italic"/>
    </style:style>
    <style:style style:name="P34" style:family="paragraph" style:parent-style-name="Standard">
      <style:text-properties fo:font-style="normal" officeooo:rsid="00748f71" officeooo:paragraph-rsid="00748f71" style:font-style-asian="normal" style:font-style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66def7" officeooo:paragraph-rsid="0066d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1f0c8b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97b0fe" officeooo:paragraph-rsid="0097b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98af85" officeooo:paragraph-rsid="0098a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officeooo:rsid="0066def7" officeooo:paragraph-rsid="0066d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1" fo:font-size="12pt" fo:font-style="italic" fo:text-shadow="none" style:text-underline-style="none" fo:font-weight="bold" officeooo:rsid="0066def7" officeooo:paragraph-rsid="0066def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style:font-name="Thorndale"/>
    </style:style>
    <style:style style:name="T1" style:family="text">
      <style:text-properties officeooo:rsid="0020d0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312fe7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officeooo:rsid="00312fe7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811797"/>
    </style:style>
    <style:style style:name="T8" style:family="text">
      <style:text-properties style:text-position="0% 100%" officeooo:rsid="009e8d45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officeooo:rsid="009e8d45" style:font-style-asian="normal" style:font-style-complex="normal"/>
    </style:style>
    <style:style style:name="T11" style:family="text">
      <style:text-properties style:text-position="0% 100%" officeooo:rsid="00a247f3"/>
    </style:style>
    <style:style style:name="T12" style:family="text">
      <style:text-properties officeooo:rsid="0028d9f0"/>
    </style:style>
    <style:style style:name="T13" style:family="text">
      <style:text-properties officeooo:rsid="002a5b72"/>
    </style:style>
    <style:style style:name="T14" style:family="text">
      <style:text-properties officeooo:rsid="002f9f04"/>
    </style:style>
    <style:style style:name="T15" style:family="text">
      <style:text-properties officeooo:rsid="00347f50"/>
    </style:style>
    <style:style style:name="T16" style:family="text">
      <style:text-properties officeooo:rsid="00386378"/>
    </style:style>
    <style:style style:name="T17" style:family="text">
      <style:text-properties officeooo:rsid="0040e031"/>
    </style:style>
    <style:style style:name="T18" style:family="text">
      <style:text-properties officeooo:rsid="0042de13"/>
    </style:style>
    <style:style style:name="T19" style:family="text">
      <style:text-properties officeooo:rsid="0045285e"/>
    </style:style>
    <style:style style:name="T20" style:family="text">
      <style:text-properties officeooo:rsid="0046d175"/>
    </style:style>
    <style:style style:name="T21" style:family="text">
      <style:text-properties officeooo:rsid="0052434a"/>
    </style:style>
    <style:style style:name="T22" style:family="text">
      <style:text-properties officeooo:rsid="005df4a2"/>
    </style:style>
    <style:style style:name="T23" style:family="text">
      <style:text-properties officeooo:rsid="006350a2"/>
    </style:style>
    <style:style style:name="T24" style:family="text">
      <style:text-properties officeooo:rsid="006dbc24"/>
    </style:style>
    <style:style style:name="T25" style:family="text">
      <style:text-properties officeooo:rsid="006f3c3f"/>
    </style:style>
    <style:style style:name="T26" style:family="text">
      <style:text-properties officeooo:rsid="00762297"/>
    </style:style>
    <style:style style:name="T27" style:family="text">
      <style:text-properties officeooo:rsid="0076c9d8"/>
    </style:style>
    <style:style style:name="T28" style:family="text">
      <style:text-properties officeooo:rsid="007edac5"/>
    </style:style>
    <style:style style:name="T29" style:family="text">
      <style:text-properties officeooo:rsid="00906296"/>
    </style:style>
    <style:style style:name="T30" style:family="text">
      <style:text-properties officeooo:rsid="00907281"/>
    </style:style>
    <style:style style:name="T31" style:family="text">
      <style:text-properties officeooo:rsid="0092271d"/>
    </style:style>
    <style:style style:name="T32" style:family="text">
      <style:text-properties officeooo:rsid="0092f660"/>
    </style:style>
    <style:style style:name="T33" style:family="text">
      <style:text-properties officeooo:rsid="00948135"/>
    </style:style>
    <style:style style:name="T34" style:family="text">
      <style:text-properties officeooo:rsid="009581de"/>
    </style:style>
    <style:style style:name="T35" style:family="text">
      <style:text-properties officeooo:rsid="0097b0fe"/>
    </style:style>
    <style:style style:name="T36" style:family="text">
      <style:text-properties style:text-emphasize="none"/>
    </style:style>
    <style:style style:name="T37" style:family="text">
      <style:text-properties officeooo:rsid="00a2211f"/>
    </style:style>
    <style:style style:name="T38" style:family="text">
      <style:text-properties officeooo:rsid="00a247f3"/>
    </style:style>
    <style:style style:name="T39" style:family="text">
      <style:text-properties officeooo:rsid="00a43b67"/>
    </style:style>
    <style:style style:name="T40" style:family="text">
      <style:text-properties officeooo:rsid="00a4ebbf"/>
    </style:style>
    <style:style style:name="T41" style:family="text">
      <style:text-properties officeooo:rsid="00a6db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résentation de l’information</text:p>
      <text:p text:style-name="Subtitle">Test 1 – 2022 - <text:span text:style-name="T29">rattrapage <text:s text:c="2"/></text:span></text:p>
      <text:p text:style-name="Text_20_body"/>
      <text:p text:style-name="P28">Nom : ……………………………………………………..</text:p>
      <text:p text:style-name="P28">Prénom : …………………………………………………. </text:p>
      <text:p text:style-name="P28">Classe : ……………………………………………………</text:p>
      <table:table table:name="Tableau4" table:style-name="Tableau4" table:template-name="Default Style">
        <table:table-column table:style-name="Tableau4.A"/>
        <table:table-column table:style-name="Tableau4.B"/>
        <table:table-row table:style-name="TableLine134915248">
          <table:table-cell table:style-name="Tableau4.A1" office:value-type="string">
            <text:p text:style-name="P21">Nombre de points</text:p>
          </table:table-cell>
          <table:table-cell table:style-name="Tableau4.B1" office:value-type="string">
            <text:p text:style-name="P22">/ <text:span text:style-name="T41">18</text:span></text:p>
          </table:table-cell>
        </table:table-row>
        <table:table-row table:style-name="TableLine135163648">
          <table:table-cell table:style-name="Tableau4.A2" office:value-type="string">
            <text:p text:style-name="P21">Note</text:p>
          </table:table-cell>
          <table:table-cell table:style-name="Tableau4.B2" office:value-type="string">
            <text:p text:style-name="P23"/>
          </table:table-cell>
        </table:table-row>
      </table:table>
      <text:h text:style-name="Heading_20_1" text:outline-level="1"><text:span text:style-name="T13">A. </text:span>Notation binaire, décimale et hexadécimale</text:h>
      <text:h text:style-name="Heading_20_2" text:outline-level="2">Question 1 <text:span text:style-name="T12">(1 point)</text:span></text:h>
      <text:p text:style-name="P4"/>
      <text:p text:style-name="P4">Combien faut-il de bits pour coder les valeurs <text:span text:style-name="T23">décimales</text:span> <text:span text:style-name="T14">entières</text:span> de 0<text:span text:style-name="T2">10</text:span> à <text:span text:style-name="T30">511</text:span><text:span text:style-name="T2">10 </text:span><text:span text:style-name="T6">?</text:span></text:p>
      <text:p text:style-name="P15"><text:s/></text:p>
      <text:p text:style-name="P13">Conseil : pour répondre à la question, vous pouvez remplir un tableau avec les puissances de 2 et leur<text:span text:style-name="T28">s</text:span> valeur<text:span text:style-name="T28">s</text:span> en décimal </text:p>
      <text:p text:style-name="P13"/>
      <text:p text:style-name="P9">Réponse :</text:p>
      <text:p text:style-name="P36"/>
      <text:h text:style-name="Heading_20_2" text:outline-level="2"><text:span text:style-name="T1">Question</text:span> <text:span text:style-name="T12">3</text:span> : Conversions en binaire, décimal et hexadécimal <text:span text:style-name="T15">(</text:span><text:span text:style-name="T21">5</text:span><text:span text:style-name="T15"> points)</text:span></text:h>
      <text:p text:style-name="P2">Complétez le tableau suivant :</text:p>
      <text:p text:style-name="P2"/>
      <table:table table:name="Tableau2" table:style-name="Tableau2" table:template-name="Black 1">
        <table:table-column table:style-name="Tableau2.A" table:number-columns-repeated="3"/>
        <table:table-row table:style-name="Tableau2.1">
          <table:table-cell table:style-name="Tableau2.A1" office:value-type="string">
            <text:p text:style-name="P25">Notation binaire</text:p>
          </table:table-cell>
          <table:table-cell table:style-name="Tableau2.A1" office:value-type="string">
            <text:p text:style-name="P25">Notation décimale</text:p>
          </table:table-cell>
          <table:table-cell table:style-name="Tableau2.C1" office:value-type="string">
            <text:p text:style-name="P25">Notation Hexadéclimale</text:p>
          </table:table-cell>
        </table:table-row>
        <table:table-row table:style-name="Tableau2.1">
          <table:table-cell table:style-name="Tableau2.A2" office:value-type="string">
            <text:p text:style-name="P41">1000101011100<text:span text:style-name="T3">2</text:span></text:p>
          </table:table-cell>
          <table:table-cell table:style-name="Tableau2.B2">
            <text:p text:style-name="P24"/>
          </table:table-cell>
          <table:table-cell table:style-name="Tableau2.C2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B2">
            <text:p text:style-name="P24"/>
          </table:table-cell>
          <table:table-cell table:style-name="Tableau2.C3" office:value-type="string">
            <text:p text:style-name="P20"><text:span text:style-name="T39">CAFE</text:span><text:span text:style-name="T5">16</text:span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B2" office:value-type="float" office:value="123410">
            <text:p text:style-name="P19"><text:span text:style-name="T39">1234</text:span><text:span text:style-name="T4">10</text:span></text:p>
          </table:table-cell>
          <table:table-cell table:style-name="Tableau2.C2">
            <text:p text:style-name="P24"/>
          </table:table-cell>
        </table:table-row>
      </table:table>
      <text:p text:style-name="P2"/>
      <text:p text:style-name="P16">Vous pouvez utiliser une feuille blanche annexe pour les calculs.</text:p>
      <text:h text:style-name="Heading_20_1" text:outline-level="1"><text:soft-page-break/><text:span text:style-name="T13">B. </text:span>Les codes couleur</text:h>
      <text:p text:style-name="P3">Lorsqu’on utilise le code couleur RGB (Red – Green – Blue), il est d’usage de coder chaque couleur primaire à l’aide d’un octet <text:span text:style-name="T20">(8 bits)</text:span>. <text:span text:style-name="T19">Il faut donc 3 octets </text:span><text:span text:style-name="T20">(24 bits)</text:span><text:span text:style-name="T19"> pour coder une couleur.</text:span></text:p>
      <text:p text:style-name="P3"/>
      <text:h text:style-name="Heading_20_2" text:outline-level="2">Question <text:span text:style-name="T12">4</text:span> <text:span text:style-name="T12">(2 points)</text:span> </text:h>
      <text:p text:style-name="P3">Combien de nuances <text:span text:style-name="T32">de gris </text:span>possibles est-il possible de coder avec le système RGB. Donnez la réponse en décimal et en hexadécimal</text:p>
      <text:p text:style-name="P3"/>
      <text:p text:style-name="P5">En hexadécimal : </text:p>
      <text:p text:style-name="P5"/>
      <text:p text:style-name="P5">En décimal :</text:p>
      <text:p text:style-name="P5"/>
      <text:h text:style-name="Heading_20_2" text:outline-level="2">Question <text:span text:style-name="T12">5.</text:span><text:span text:style-name="T22">1</text:span>  <text:span text:style-name="T12">(</text:span><text:span text:style-name="T22">1</text:span><text:span text:style-name="T12"> points)</text:span></text:h>
      <text:p text:style-name="P3"/>
      <text:p text:style-name="P3">La couleur noir vaut 000000<text:span text:style-name="T2">16</text:span> et la couleur blanc vaut FFFFFF<text:span text:style-name="T2">16</text:span>. Quelle est le nom (en français) de la «couleur» <text:span text:style-name="T33">AAAAAA</text:span><text:span text:style-name="T2">16</text:span> et se situe-t-elle plutôt du côté noir, ou plutôt du côté blanc ?</text:p>
      <text:p text:style-name="P3"/>
      <text:p text:style-name="P6">Réponse :</text:p>
      <text:p text:style-name="P3"/>
      <text:h text:style-name="Heading_20_2" text:outline-level="2">Question 5.2 (1 point)</text:h>
      <text:p text:style-name="P3"/>
      <text:p text:style-name="P14">Quelle est la <text:span text:style-name="T26">couleur</text:span> dominante de la couleur <text:span text:style-name="T27">RGB :</text:span> (<text:span text:style-name="T34">0</text:span>0010110<text:span text:style-name="T2">2</text:span>, 0<text:span text:style-name="T34">1</text:span>011010<text:span text:style-name="T2">2</text:span>, 00<text:span text:style-name="T34">1</text:span>0<text:span text:style-name="T34">1</text:span>000<text:span text:style-name="T2">2</text:span>) ?</text:p>
      <text:p text:style-name="P14"/>
      <text:p text:style-name="P8">Réponse :</text:p>
      <text:p text:style-name="P3"/>
      <text:h text:style-name="Heading_20_1" text:outline-level="1">C. Le son</text:h>
      <text:p text:style-name="P10"/>
      <text:p text:style-name="P11">La numérisation d’un son passe par 3 étapes :</text:p>
      <text:p text:style-name="P11"/>
      <text:list xml:id="list2741548033" text:style-name="L2">
        <text:list-item>
          <text:p text:style-name="P31">L’échantillonnage</text:p>
        </text:list-item>
        <text:list-item>
          <text:p text:style-name="P31">La quantification</text:p>
        </text:list-item>
        <text:list-item>
          <text:p text:style-name="P31">l’encodage</text:p>
        </text:list-item>
      </text:list>
      <text:h text:style-name="Heading_20_2" text:outline-level="2">Question 6 <text:span text:style-name="T16">(</text:span><text:span text:style-name="T24">5</text:span><text:span text:style-name="T16"> points)</text:span></text:h>
      <table:table table:name="Tableau1" table:style-name="Tableau1" table:template-name="Black 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 table:style-name="Tableau1.1">
            <table:table-cell table:style-name="Tableau1.A1" office:value-type="string">
              <text:p text:style-name="P44">Question</text:p>
            </table:table-cell>
            <table:table-cell table:style-name="Tableau1.A1" office:value-type="string">
              <text:p text:style-name="P44">A</text:p>
            </table:table-cell>
            <table:table-cell table:style-name="Tableau1.A1" office:value-type="string">
              <text:p text:style-name="P44">B</text:p>
            </table:table-cell>
            <table:table-cell table:style-name="Tableau1.A1" office:value-type="string">
              <text:p text:style-name="P44">C</text:p>
            </table:table-cell>
            <table:table-cell table:style-name="Tableau1.A1" office:value-type="string">
              <text:p text:style-name="P44">D</text:p>
            </table:table-cell>
            <table:table-cell table:style-name="Tableau1.F1" office:value-type="string">
              <text:p text:style-name="P44">Votre réponse (plusieurs possibilités)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9">L<text:span text:style-name="T35">a période d’un signal <text:s/>...</text:span></text:p>
          </table:table-cell>
          <table:table-cell table:style-name="Tableau1.B2" office:value-type="string">
            <text:p text:style-name="P37">Se mesure en Hz</text:p>
          </table:table-cell>
          <table:table-cell table:style-name="Tableau1.B2" office:value-type="string">
            <text:p text:style-name="P37">Est l’inverse de la fréquence</text:p>
          </table:table-cell>
          <table:table-cell table:style-name="Tableau1.B2" office:value-type="string">
            <text:p text:style-name="P37">Représente le temps au bout duquel un signal se <text:soft-page-break/>répète lui-même</text:p>
          </table:table-cell>
          <table:table-cell table:style-name="Tableau1.B2" office:value-type="string">
            <text:p text:style-name="P37">Ne peut pas se mesurer</text:p>
          </table:table-cell>
          <table:table-cell table:style-name="Tableau1.F2">
            <text:p text:style-name="P40"/>
          </table:table-cell>
        </table:table-row>
        <table:table-row table:style-name="Tableau1.1">
          <table:table-cell table:style-name="Tableau1.A2" office:value-type="string">
            <text:p text:style-name="P37">Un son de fréquence 500 Hz</text:p>
          </table:table-cell>
          <table:table-cell table:style-name="Tableau1.B2" office:value-type="string">
            <text:p text:style-name="P37">A une période plus grande qu’un son de 400 Hz</text:p>
          </table:table-cell>
          <table:table-cell table:style-name="Tableau1.B2" office:value-type="string">
            <text:p text:style-name="P37">Est plus aigu qu’un son de fréquence 400 Hz</text:p>
          </table:table-cell>
          <table:table-cell table:style-name="Tableau1.B2" office:value-type="string">
            <text:p text:style-name="P37">Est en dehors de la zone audible de l’oreille humaine</text:p>
          </table:table-cell>
          <table:table-cell table:style-name="Tableau1.B2" office:value-type="string">
            <text:p text:style-name="P38">Est plus bas qu’un son de fréquence 1000 Hz</text:p>
          </table:table-cell>
          <table:table-cell table:style-name="Tableau1.F2">
            <text:p text:style-name="P40"/>
          </table:table-cell>
        </table:table-row>
        <table:table-row table:style-name="Tableau1.1">
          <table:table-cell table:style-name="Tableau1.A2" office:value-type="string">
            <text:p text:style-name="P35"><text:span text:style-name="T36">Choisir une fréquence d’échantillonnage mal adaptée à un signal sonore comme un morceau de musique ou une note de piano …</text:span></text:p>
          </table:table-cell>
          <table:table-cell table:style-name="Tableau1.B2" office:value-type="string">
            <text:p text:style-name="P45">se perçoit à l’oreille si elle est trop basse</text:p>
          </table:table-cell>
          <table:table-cell table:style-name="Tableau1.B2" office:value-type="string">
            <text:p text:style-name="P45">n’a pas vraiment d’importance à l’écoute</text:p>
          </table:table-cell>
          <table:table-cell table:style-name="Tableau1.B2" office:value-type="string">
            <text:p text:style-name="P45">peut consommer de la mémoire machine inutilement</text:p>
          </table:table-cell>
          <table:table-cell table:style-name="Tableau1.B2" office:value-type="string">
            <text:p text:style-name="P45">se perçoit à l’oreille si elle est trop haute </text:p>
          </table:table-cell>
          <table:table-cell table:style-name="Tableau1.F2">
            <text:p text:style-name="P40"/>
          </table:table-cell>
        </table:table-row>
        <table:table-row table:style-name="Tableau1.1">
          <table:table-cell table:style-name="Tableau1.A2" office:value-type="string">
            <text:p text:style-name="P43">Le spectre audible est environ …</text:p>
          </table:table-cell>
          <table:table-cell table:style-name="Tableau1.B2" office:value-type="string">
            <text:p text:style-name="P43">de 500Hz à 40000Hz</text:p>
          </table:table-cell>
          <table:table-cell table:style-name="Tableau1.B2" office:value-type="string">
            <text:p text:style-name="P43">de 50Hz à 5000Hz</text:p>
          </table:table-cell>
          <table:table-cell table:style-name="Tableau1.B2" office:value-type="string">
            <text:p text:style-name="P43">de 20Hz à 20kHz</text:p>
          </table:table-cell>
          <table:table-cell table:style-name="Tableau1.B2" office:value-type="string">
            <text:p text:style-name="P43">au-delà de 30kHz</text:p>
          </table:table-cell>
          <table:table-cell table:style-name="Tableau1.F2">
            <text:p text:style-name="P40"/>
          </table:table-cell>
        </table:table-row>
        <table:table-row table:style-name="Tableau1.1">
          <table:table-cell table:style-name="Tableau1.A2" office:value-type="string">
            <text:p text:style-name="P45">Elliot souhaite enregistrer numériquement un groupe de musique ; la fréquence d’échantillonnage qu’il va choisir sera plutôt de</text:p>
          </table:table-cell>
          <table:table-cell table:style-name="Tableau1.B2" office:value-type="string">
            <text:p text:style-name="P45">20000Hz</text:p>
          </table:table-cell>
          <table:table-cell table:style-name="Tableau1.B2" office:value-type="string">
            <text:p text:style-name="P45">200000Hz</text:p>
          </table:table-cell>
          <table:table-cell table:style-name="Tableau1.B2" office:value-type="string">
            <text:p text:style-name="P45">50Hz</text:p>
          </table:table-cell>
          <table:table-cell table:style-name="Tableau1.B2" office:value-type="string">
            <text:p text:style-name="P45">aucune de ces fréquences</text:p>
          </table:table-cell>
          <table:table-cell table:style-name="Tableau1.F2">
            <text:p text:style-name="P42"/>
          </table:table-cell>
        </table:table-row>
      </table:table>
      <text:p text:style-name="P32"/>
      <text:h text:style-name="Heading_20_2" text:outline-level="2">Question 8 (<text:span text:style-name="T40">3</text:span> point)</text:h>
      <text:p text:style-name="P12">Après les étapes d’échantillonnage et de quantification, on obtient les valeurs suivantes :</text:p>
      <text:p text:style-name="P12"/>
      <table:table table:name="Tableau3" table:style-name="Tableau3" table:template-name="Black 1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7">Temps (en milliseconde)</text:p>
          </table:table-cell>
          <table:table-cell table:style-name="Tableau3.B1" office:value-type="string">
            <text:p text:style-name="P26">Valeur</text:p>
          </table:table-cell>
        </table:table-row>
        <table:table-row table:style-name="Tableau3.1">
          <table:table-cell table:style-name="Tableau3.A2" office:value-type="string">
            <text:p text:style-name="P17">1<text:span text:style-name="T2">10</text:span></text:p>
          </table:table-cell>
          <table:table-cell table:style-name="Tableau3.B2" office:value-type="float" office:value="1102">
            <text:p text:style-name="P18"><text:span text:style-name="T6">1</text:span><text:span text:style-name="T7">1</text:span><text:span text:style-name="T6">0</text:span><text:span text:style-name="T2">2</text:span></text:p>
          </table:table-cell>
        </table:table-row>
        <table:table-row table:style-name="Tableau3.3">
          <table:table-cell table:style-name="Tableau3.A2" office:value-type="string">
            <text:p text:style-name="P17">2<text:span text:style-name="T2">10</text:span></text:p>
          </table:table-cell>
          <table:table-cell table:style-name="Tableau3.B2" office:value-type="float" office:value="1102">
            <text:p text:style-name="P18"><text:span text:style-name="T6">1</text:span><text:span text:style-name="T7">1</text:span><text:span text:style-name="T6">0</text:span><text:span text:style-name="T2">2</text:span></text:p>
          </table:table-cell>
        </table:table-row>
        <table:table-row table:style-name="Tableau3.1">
          <table:table-cell table:style-name="Tableau3.A2" office:value-type="string">
            <text:p text:style-name="P17">3<text:span text:style-name="T2">10</text:span></text:p>
          </table:table-cell>
          <table:table-cell table:style-name="Tableau3.B2" office:value-type="float" office:value="1002">
            <text:p text:style-name="P17">100<text:span text:style-name="T2">2</text:span></text:p>
          </table:table-cell>
        </table:table-row>
        <table:table-row table:style-name="Tableau3.1">
          <table:table-cell table:style-name="Tableau3.A2" office:value-type="string">
            <text:p text:style-name="P17">4<text:span text:style-name="T2">10</text:span></text:p>
          </table:table-cell>
          <table:table-cell table:style-name="Tableau3.B2" office:value-type="float" office:value="1102">
            <text:p text:style-name="P18"><text:span text:style-name="T6">1</text:span><text:span text:style-name="T7">1</text:span><text:span text:style-name="T6">0</text:span><text:span text:style-name="T2">2</text:span></text:p>
          </table:table-cell>
        </table:table-row>
        <table:table-row table:style-name="Tableau3.1">
          <table:table-cell table:style-name="Tableau3.A2" office:value-type="string">
            <text:p text:style-name="P17">5<text:span text:style-name="T2">10</text:span></text:p>
          </table:table-cell>
          <table:table-cell table:style-name="Tableau3.B2" office:value-type="float" office:value="1002">
            <text:p text:style-name="P18"><text:span text:style-name="T6">100</text:span><text:span text:style-name="T2">2</text:span></text:p>
          </table:table-cell>
        </table:table-row>
      </table:table>
      <text:p text:style-name="P12"/>
      <text:h text:style-name="Heading_20_3" text:outline-level="3"><text:span text:style-name="T17">8</text:span>.a Combien de bits ont été utilisés pour la quantification ?</text:h>
      <text:p text:style-name="P7">Réponse :</text:p>
      <text:p text:style-name="P12"/>
      <text:h text:style-name="Heading_20_3" text:outline-level="3"><text:span text:style-name="T17">8</text:span>.b <text:span text:style-name="T8">Quelle est la fréquence d’échantillonnage utilisée dans les enregistrements </text:span><text:span text:style-name="T11">de qualité CD</text:span><text:span text:style-name="T8"> ?</text:span></text:h>
      <text:p text:style-name="P33">Réponse :</text:p>
      <text:p text:style-name="P34"/>
      <text:h text:style-name="P30" text:outline-level="3"><text:soft-page-break/><text:span text:style-name="T17">8</text:span>.c <text:span text:style-name="T37">Combien de bits par canal sont utilisés dans les enregistrements </text:span><text:span text:style-name="T38">de qualité CD</text:span><text:span text:style-name="T8"> ?</text:span></text:h>
      <text:p text:style-name="P29"><text:span text:style-name="T8">R</text:span><text:span text:style-name="T6">éponse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orndale" svg:font-family="Thorndale" style:font-family-generic="roman"/>
    <style:font-face style:name="Thorndale1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CH">
      <number:number number:min-integer-digits="1"/>
    </number:number-style>
    <number:text-style style:name="N10100" number:language="fr" number:country="CH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lack_20_1.1" style:display-name="Black 1.1" style:family="table-cell" style:data-style-name="N1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1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1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1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1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1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1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10100">
      <style:table-cell-properties fo:background-color="#000000" fo:border-lef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10100">
      <style:table-cell-properties fo:background-color="#000000" fo:border-righ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10100">
      <style:table-cell-properties fo:background-color="#ffffff" fo:border-lef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10000">
      <style:table-cell-properties fo:background-color="#ffffff" fo:border-righ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1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1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f0c8b" officeooo:paragraph-rsid="001f0c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tique 1M<text:tab/>Représentation de l’information – TEST 1<text:tab/>2022</text:p>
      </style:header>
      <style:footer>
        <text:p text:style-name="Footer"><text:tab/><text:page-number text:select-page="current">4</text:page-number>/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09-22T14:19:30.219120444</meta:creation-date>
    <dc:date>2022-10-28T12:25:21.680096757</dc:date>
    <dc:creator>Vincent Keller</dc:creator>
    <meta:editing-duration>P12DT20H55M35S</meta:editing-duration>
    <meta:editing-cycles>121</meta:editing-cycles>
    <meta:generator>LibreOffice/7.3.5.2$Linux_X86_64 LibreOffice_project/184fe81b8c8c30d8b5082578aee2fed2ea847c01</meta:generator>
    <meta:printed-by>Vincent Keller</meta:printed-by>
    <meta:print-date>2022-10-04T20:58:37.483100425</meta:print-date>
    <meta:document-statistic meta:table-count="4" meta:image-count="0" meta:object-count="0" meta:page-count="4" meta:paragraph-count="94" meta:word-count="527" meta:character-count="3043" meta:non-whitespace-character-count="2596"/>
  </office:meta>
</office:document-meta>
</file>